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" svg:stroke-color="#000000" draw:marker-start="" draw:marker-start-width="0.3cm" draw:marker-end="Arrow" draw:marker-end-width="0.3cm" draw:textarea-vertical-align="middle"/>
    </style:style>
    <style:style style:name="gr4" style:family="graphic" style:parent-style-name="objectwithoutfill">
      <style:graphic-properties svg:stroke-width="0.051cm" svg:stroke-color="#ff0000" draw:marker-start-width="0.279cm" draw:marker-end="" draw:marker-end-width="0.279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33cc66" draw:marker-start-width="0.279cm" draw:marker-end="" draw:marker-end-width="0.279cm" draw:fill="solid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style:text-position="super 58%"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52cm" svg:y1="8.62cm" svg:x2="5.911cm" svg:y2="8.62cm">
          <text:p/>
        </draw:line>
        <draw:frame draw:style-name="gr2" draw:text-style-name="P3" draw:layer="layout" svg:width="2.356cm" svg:height="1.039cm" svg:x="3.783cm" svg:y="8.982cm">
          <draw:text-box>
            <text:p text:style-name="P2">Hw-induced</text:p>
            <text:p text:style-name="P2">latency</text:p>
          </draw:text-box>
        </draw:frame>
        <draw:line draw:style-name="gr1" draw:text-style-name="P1" draw:layer="layout" svg:x1="5.905cm" svg:y1="8.62cm" svg:x2="9.001cm" svg:y2="8.62cm">
          <text:p/>
        </draw:line>
        <draw:frame draw:style-name="gr2" draw:text-style-name="P3" draw:layer="layout" svg:width="2.547cm" svg:height="1.039cm" svg:x="6.211cm" svg:y="8.983cm">
          <draw:text-box>
            <text:p text:style-name="P2">IRQ handling</text:p>
            <text:p text:style-name="P2">by software</text:p>
          </draw:text-box>
        </draw:frame>
        <draw:line draw:style-name="gr1" draw:text-style-name="P1" draw:layer="layout" svg:x1="8.981cm" svg:y1="8.62cm" svg:x2="13.7cm" svg:y2="8.62cm">
          <text:p/>
        </draw:line>
        <draw:frame draw:style-name="gr2" draw:text-style-name="P3" draw:layer="layout" svg:width="3.618cm" svg:height="1.039cm" svg:x="9.508cm" svg:y="8.984cm">
          <draw:text-box>
            <text:p text:style-name="P2">Scheduling decision</text:p>
            <text:p text:style-name="P2">and context switch</text:p>
          </draw:text-box>
        </draw:frame>
        <draw:line draw:style-name="gr3" draw:text-style-name="P1" draw:layer="layout" svg:x1="13.725cm" svg:y1="8.62cm" svg:x2="15.884cm" svg:y2="8.62cm">
          <text:p/>
        </draw:line>
        <draw:line draw:style-name="gr4" draw:text-style-name="P4" draw:layer="layout" svg:x1="3.776cm" svg:y1="6.85cm" svg:x2="3.794cm" svg:y2="10.652cm">
          <text:p/>
        </draw:line>
        <draw:line draw:style-name="gr5" draw:text-style-name="P4" draw:layer="layout" svg:x1="13.676cm" svg:y1="6.85cm" svg:x2="13.694cm" svg:y2="10.652cm">
          <text:p/>
        </draw:line>
        <draw:frame draw:style-name="gr2" draw:text-style-name="P3" draw:layer="layout" svg:width="1.988cm" svg:height="0.645cm" svg:x="2.78cm" svg:y="5.942cm">
          <draw:text-box>
            <text:p text:style-name="P2"><text:s/>IRQ fires</text:p>
          </draw:text-box>
        </draw:frame>
        <draw:frame draw:style-name="gr2" draw:text-style-name="P3" draw:layer="layout" svg:width="2.339cm" svg:height="1.039cm" svg:x="12.513cm" svg:y="5.743cm">
          <draw:text-box>
            <text:p text:style-name="P2">User thread</text:p>
            <text:p text:style-name="P2">resumes</text:p>
          </draw:text-box>
        </draw:frame>
        <draw:frame draw:style-name="gr2" draw:text-style-name="P6" draw:layer="layout" svg:width="0.934cm" svg:height="0.645cm" svg:x="4.344cm" svg:y="7.894cm">
          <draw:text-box>
            <text:p text:style-name="P5">(1)</text:p>
          </draw:text-box>
        </draw:frame>
        <draw:frame draw:style-name="gr2" draw:text-style-name="P6" draw:layer="layout" svg:width="0.934cm" svg:height="0.645cm" svg:x="6.872cm" svg:y="7.895cm">
          <draw:text-box>
            <text:p text:style-name="P5">(2)</text:p>
          </draw:text-box>
        </draw:frame>
        <draw:frame draw:style-name="gr2" draw:text-style-name="P6" draw:layer="layout" svg:width="0.934cm" svg:height="0.645cm" svg:x="10.772cm" svg:y="7.896cm">
          <draw:text-box>
            <text:p text:style-name="P5">(3)</text:p>
          </draw:text-box>
        </draw:frame>
        <draw:line draw:style-name="gr6" draw:text-style-name="P2" draw:layer="layout" svg:x1="3.794cm" svg:y1="11.033cm" svg:x2="13.7cm" svg:y2="11.033cm">
          <text:p/>
        </draw:line>
        <draw:frame draw:style-name="gr2" draw:text-style-name="P7" draw:layer="layout" svg:width="4.503cm" svg:height="0.645cm" svg:x="6.566cm" svg:y="11.095cm">
          <draw:text-box>
            <text:p text:style-name="P5">Response time measure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1-05T13:28:42.088561587</meta:creation-date>
    <meta:generator>LibreOffice/6.3.3.2.0$Linux_X86_64 LibreOffice_project/30$Build-2</meta:generator>
    <dc:date>2020-01-05T17:51:27.579319911</dc:date>
    <dc:creator>Philippe GERUM</dc:creator>
    <meta:editing-duration>PT2H22M20S</meta:editing-duration>
    <meta:editing-cycles>12</meta:editing-cycles>
    <meta:document-statistic meta:object-count="16"/>
  </office:meta>
</office:document-meta>
</file>